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0in" svg:y="3.44565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11723in" svg:y="11.75in" svg:width="6.298in" svg:height="3.5449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0in" svg:y="7.97043in" svg:width="6.2988in" svg:height="3.5429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0" table:style-name="ce1">
            <text:p>10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float" office:value="2695362" table:style-name="ce1">
            <text:p>2695362</text:p>
          </table:table-cell>
          <table:table-cell office:value-type="float" office:value="84244763" table:style-name="ce2">
            <text:p>8.42E+007</text:p>
          </table:table-cell>
          <table:table-cell office:value-type="float" office:value="628605856" table:style-name="ce2">
            <text:p>6.29E+008</text:p>
          </table:table-cell>
          <table:table-cell office:value-type="float" office:value="2503548012" table:style-name="ce2">
            <text:p>2.50E+0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Builder</text:p>
          </table:table-cell>
          <table:table-cell office:value-type="float" office:value="85362" table:style-name="ce1">
            <text:p>85362</text:p>
          </table:table-cell>
          <table:table-cell office:value-type="float" office:value="350874" table:style-name="ce1">
            <text:p>350874</text:p>
          </table:table-cell>
          <table:table-cell office:value-type="float" office:value="467156" table:style-name="ce1">
            <text:p>467156</text:p>
          </table:table-cell>
          <table:table-cell office:value-type="float" office:value="770089" table:style-name="ce1">
            <text:p>77008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dd 1000</text:p>
          </table:table-cell>
          <table:table-cell office:value-type="string" table:style-name="ce1">
            <text:p>Add 10000</text:p>
          </table:table-cell>
          <table:table-cell office:value-type="string" table:style-name="ce1">
            <text:p>Add 50000</text:p>
          </table:table-cell>
          <table:table-cell office:value-type="string" table:style-name="ce1">
            <text:p>Add 10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ray</text:p>
          </table:table-cell>
          <table:table-cell office:value-type="float" office:value="30669" table:style-name="ce1">
            <text:p>30669</text:p>
          </table:table-cell>
          <table:table-cell office:value-type="float" office:value="150127" table:style-name="ce1">
            <text:p>150127</text:p>
          </table:table-cell>
          <table:table-cell office:value-type="float" office:value="311555" table:style-name="ce1">
            <text:p>311555</text:p>
          </table:table-cell>
          <table:table-cell office:value-type="float" office:value="432802" table:style-name="ce1">
            <text:p>4328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edList</text:p>
          </table:table-cell>
          <table:table-cell office:value-type="float" office:value="403019" table:style-name="ce1">
            <text:p>403019</text:p>
          </table:table-cell>
          <table:table-cell office:value-type="float" office:value="846055" table:style-name="ce1">
            <text:p>846055</text:p>
          </table:table-cell>
          <table:table-cell office:value-type="float" office:value="2805463" table:style-name="ce1">
            <text:p>2805463</text:p>
          </table:table-cell>
          <table:table-cell office:value-type="float" office:value="2481280" table:style-name="ce1">
            <text:p>24812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glyLinked</text:p>
          </table:table-cell>
          <table:table-cell office:value-type="float" office:value="681284" table:style-name="ce1">
            <text:p>681284</text:p>
          </table:table-cell>
          <table:table-cell office:value-type="float" office:value="1144610" table:style-name="ce1">
            <text:p>1144610</text:p>
          </table:table-cell>
          <table:table-cell office:value-type="float" office:value="1203946" table:style-name="ce1">
            <text:p>1203946</text:p>
          </table:table-cell>
          <table:table-cell office:value-type="float" office:value="4454585" table:style-name="ce1">
            <text:p>445458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Get 1000</text:p>
          </table:table-cell>
          <table:table-cell office:value-type="string" table:style-name="ce1">
            <text:p>Get 10000</text:p>
          </table:table-cell>
          <table:table-cell office:value-type="string" table:style-name="ce1">
            <text:p>Get 50000</text:p>
          </table:table-cell>
          <table:table-cell office:value-type="string" table:style-name="ce1">
            <text:p>Get 10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ray</text:p>
          </table:table-cell>
          <table:table-cell office:value-type="float" office:value="15808" table:style-name="ce1">
            <text:p>15808</text:p>
          </table:table-cell>
          <table:table-cell office:value-type="float" office:value="53109" table:style-name="ce1">
            <text:p>53109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edList</text:p>
          </table:table-cell>
          <table:table-cell office:value-type="float" office:value="879067" table:style-name="ce1">
            <text:p>879067</text:p>
          </table:table-cell>
          <table:table-cell office:value-type="float" office:value="36600119" table:style-name="ce2">
            <text:p>3.66E+007</text:p>
          </table:table-cell>
          <table:table-cell office:value-type="float" office:value="938001370" table:style-name="ce2">
            <text:p>9.38E+008</text:p>
          </table:table-cell>
          <table:table-cell office:value-type="float" office:value="4471846216" table:style-name="ce2">
            <text:p>4.47E+0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glyLinked</text:p>
          </table:table-cell>
          <table:table-cell office:value-type="float" office:value="1465204" table:style-name="ce1">
            <text:p>1465204</text:p>
          </table:table-cell>
          <table:table-cell office:value-type="float" office:value="74534085" table:style-name="ce2">
            <text:p>7.45E+007</text:p>
          </table:table-cell>
          <table:table-cell office:value-type="float" office:value="1921451558" table:style-name="ce2">
            <text:p>1.92E+009</text:p>
          </table:table-cell>
          <table:table-cell office:value-type="float" office:value="10417255215" table:style-name="ce2">
            <text:p>1.04E+010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Zachary Shaffer</dc:creator>
    <meta:creation-date>2015-10-07T15:28:53Z</meta:creation-date>
    <dc:date>2015-10-21T16:56:38Z</dc:date>
    <meta:print-date>2015-10-21T16:56:04Z</meta:print-date>
    <meta:editing-cycles>2</meta:editing-cycles>
    <meta:editing-duration>PT329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1:.$E$1"/>
          </chart:axis>
          <chart:series chart:label-cell-address="Sheet1.$A$2" chart:values-cell-range-address="Sheet1.$B$2:.$E$2" chart:class="chart:line" chart:attached-axis="primary-y" chart:style-name="G0S0">
            <chart:data-point chart:repeated="4"/>
          </chart:series>
          <chart:series chart:label-cell-address="Sheet1.$A$3" chart:values-cell-range-address="Sheet1.$B$3:.$E$3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327559055118pt" svg:width="453.45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5:.$E$5"/>
          </chart:axis>
          <chart:series chart:label-cell-address="Sheet1.$A$6" chart:values-cell-range-address="Sheet1.$B$6:.$E$6" chart:class="chart:line" chart:attached-axis="primary-y" chart:style-name="G0S0">
            <chart:data-point chart:repeated="4"/>
          </chart:series>
          <chart:series chart:label-cell-address="Sheet1.$A$7" chart:values-cell-range-address="Sheet1.$B$7:.$E$7" chart:class="chart:line" chart:attached-axis="primary-y" chart:style-name="G0S1">
            <chart:data-point chart:repeated="4"/>
          </chart:series>
          <chart:series chart:label-cell-address="Sheet1.$A$8" chart:values-cell-range-address="Sheet1.$B$8:.$E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10:.$E$10"/>
          </chart:axis>
          <chart:series chart:label-cell-address="Sheet1.$A$11" chart:values-cell-range-address="Sheet1.$B$11:.$E$11" chart:class="chart:line" chart:attached-axis="primary-y" chart:style-name="G0S0">
            <chart:data-point chart:repeated="4"/>
          </chart:series>
          <chart:series chart:label-cell-address="Sheet1.$A$12" chart:values-cell-range-address="Sheet1.$B$12:.$E$12" chart:class="chart:line" chart:attached-axis="primary-y" chart:style-name="G0S1">
            <chart:data-point chart:repeated="4"/>
          </chart:series>
          <chart:series chart:label-cell-address="Sheet1.$A$13" chart:values-cell-range-address="Sheet1.$B$13:.$E$13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